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C3D000120000000D800D031603CED8D8092.pdf" manifest:media-type="application/pdf"/>
  <manifest:file-entry manifest:full-path="Pictures/1000020100000300000002408EB996E042CD4444.png" manifest:media-type="image/png"/>
  <manifest:file-entry manifest:full-path="Pictures/10000201000003000000024038D088A12CDD8457.png" manifest:media-type="image/png"/>
  <manifest:file-entry manifest:full-path="Pictures/10001C58000120000000D8000EA66DBEFFA3ADAC.pdf" manifest:media-type="application/pdf"/>
  <manifest:file-entry manifest:full-path="Pictures/1000020100000300000002403B74DA317ADA2231.png" manifest:media-type="image/png"/>
  <manifest:file-entry manifest:full-path="Pictures/10000201000003000000024052FFDF2EED378E33.png" manifest:media-type="image/png"/>
  <manifest:file-entry manifest:full-path="Pictures/10001C5E000120000000D800170BAA8CF6AE94D3.pdf" manifest:media-type="application/pdf"/>
  <manifest:file-entry manifest:full-path="Pictures/10001BC5000120000000D800ABAAD83E9BC6117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55cm, 0.748cm, 0.36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82cm, 1.056cm, 0.928cm, 0.39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82cm, 1.056cm, 0.928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14cm, 0.995cm, 0.399cm, -0.48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06cm" svg:height="13.652cm" svg:x="1.561cm" svg:y="1.635cm">
          <draw:image xlink:href="Pictures/10001BC5000120000000D800ABAAD83E9BC61175.pdf" xlink:type="simple" xlink:show="embed" xlink:actuate="onLoad" draw:mime-type="application/pdf">
            <text:p/>
          </draw:image>
          <draw:image xlink:href="Pictures/1000020100000300000002403B74DA317ADA2231.png" xlink:type="simple" xlink:show="embed" xlink:actuate="onLoad" draw:mime-type="image/png"/>
        </draw:frame>
        <draw:frame draw:style-name="gr2" draw:text-style-name="P1" draw:layer="layout" svg:width="18.796cm" svg:height="13.64cm" svg:x="21.002cm" svg:y="1.317cm">
          <draw:image xlink:href="Pictures/10001C58000120000000D8000EA66DBEFFA3ADAC.pdf" xlink:type="simple" xlink:show="embed" xlink:actuate="onLoad" draw:mime-type="application/pdf">
            <text:p/>
          </draw:image>
          <draw:image xlink:href="Pictures/10000201000003000000024038D088A12CDD8457.png" xlink:type="simple" xlink:show="embed" xlink:actuate="onLoad" draw:mime-type="image/png"/>
        </draw:frame>
        <draw:frame draw:style-name="gr3" draw:text-style-name="P1" draw:layer="layout" svg:width="18.796cm" svg:height="13.64cm" svg:x="1.635cm" svg:y="16.557cm">
          <draw:image xlink:href="Pictures/10001C5E000120000000D800170BAA8CF6AE94D3.pdf" xlink:type="simple" xlink:show="embed" xlink:actuate="onLoad" draw:mime-type="application/pdf">
            <text:p/>
          </draw:image>
          <draw:image xlink:href="Pictures/1000020100000300000002408EB996E042CD4444.png" xlink:type="simple" xlink:show="embed" xlink:actuate="onLoad" draw:mime-type="image/png"/>
        </draw:frame>
        <draw:frame draw:style-name="gr4" draw:text-style-name="P1" draw:layer="layout" svg:width="18.796cm" svg:height="13.64cm" svg:x="21.256cm" svg:y="16.24cm">
          <draw:image xlink:href="Pictures/10001C3D000120000000D800D031603CED8D8092.pdf" xlink:type="simple" xlink:show="embed" xlink:actuate="onLoad" draw:mime-type="application/pdf">
            <text:p/>
          </draw:image>
          <draw:image xlink:href="Pictures/10000201000003000000024052FFDF2EED378E33.png" xlink:type="simple" xlink:show="embed" xlink:actuate="onLoad" draw:mime-type="image/png"/>
        </draw:frame>
        <draw:frame draw:style-name="gr5" draw:text-style-name="P2" draw:layer="layout" svg:width="1.27cm" svg:height="0.962cm" svg:x="1.952cm" svg:y="1.317cm">
          <draw:text-box>
            <text:p>A.</text:p>
          </draw:text-box>
        </draw:frame>
        <draw:frame draw:style-name="gr5" draw:text-style-name="P2" draw:layer="layout" svg:width="1.254cm" svg:height="0.962cm" svg:x="21.653cm" svg:y="15.617cm">
          <draw:text-box>
            <text:p>D.</text:p>
          </draw:text-box>
        </draw:frame>
        <draw:frame draw:style-name="gr6" draw:text-style-name="P2" draw:layer="layout" svg:width="1.269cm" svg:height="0.962cm" svg:x="1.953cm" svg:y="15.917cm">
          <draw:text-box>
            <text:p>C.</text:p>
          </draw:text-box>
        </draw:frame>
        <draw:frame draw:style-name="gr7" draw:text-style-name="P2" draw:layer="layout" svg:width="1.337cm" svg:height="0.962cm" svg:x="21.253cm" svg:y="1.317cm">
          <draw:text-box>
            <text:p>B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.326cm" fo:page-height="32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21:08:16.883233626</meta:creation-date>
    <dc:date>2021-09-20T22:53:07.301067703</dc:date>
    <meta:editing-duration>PT2M29S</meta:editing-duration>
    <meta:editing-cycles>2</meta:editing-cycles>
    <meta:generator>LibreOffice/7.1.4.2$Linux_X86_64 LibreOffice_project/a529a4fab45b75fefc5b6226684193eb000654f6</meta:generator>
    <meta:document-statistic meta:object-count="8"/>
  </office:meta>
</office:document-meta>
</file>